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double-thin #99ff66" style:border-line-width-left="0.51pt 1.5pt 0.51pt" fo:border-right="none" fo:border-top="2.49pt double-thin #99ff66" style:border-line-width-top="0.51pt 1.5pt 0.51pt"/>
    </style:style>
    <style:style style:name="ce2" style:family="table-cell" style:parent-style-name="Default">
      <style:table-cell-properties fo:border-bottom="none" fo:border-left="2.49pt double-thin #99ff66" style:border-line-width-left="0.51pt 1.5pt 0.51pt" fo:border-right="none" fo:border-top="none"/>
    </style:style>
    <style:style style:name="ce3" style:family="table-cell" style:parent-style-name="Default">
      <style:table-cell-properties fo:border-bottom="2.49pt double-thin #99ff66" style:border-line-width-bottom="0.51pt 1.5pt 0.51pt" fo:border-left="2.49pt double-thin #99ff66" style:border-line-width-left="0.51pt 1.5pt 0.51pt" fo:border-right="none" fo:border-top="none"/>
    </style:style>
    <style:style style:name="ce4" style:family="table-cell" style:parent-style-name="Default">
      <style:table-cell-properties fo:border-bottom="none" fo:border-left="2.49pt double-thin #66ffff" style:border-line-width-left="0.51pt 1.5pt 0.51pt" fo:border-right="none" fo:border-top="2.49pt double-thin #66ffff" style:border-line-width-top="0.51pt 1.5pt 0.51pt"/>
    </style:style>
    <style:style style:name="ce5" style:family="table-cell" style:parent-style-name="Default">
      <style:table-cell-properties fo:border-bottom="none" fo:border-left="2.49pt double-thin #66ffff" style:border-line-width-left="0.51pt 1.5pt 0.51pt" fo:border-right="none" fo:border-top="none"/>
    </style:style>
    <style:style style:name="ce6" style:family="table-cell" style:parent-style-name="Default">
      <style:table-cell-properties fo:border-bottom="2.49pt double-thin #66ffff" style:border-line-width-bottom="0.51pt 1.5pt 0.51pt" fo:border-left="2.49pt double-thin #66ffff" style:border-line-width-left="0.51pt 1.5pt 0.51pt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49pt double-thin #99ff66" style:border-line-width-top="0.51pt 1.5pt 0.51pt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order-bottom="2.49pt double-thin #99ff66" style:border-line-width-bottom="0.51pt 1.5pt 0.51p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9pt double-thin #66ffff" style:border-line-width-top="0.51pt 1.5pt 0.51p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order-bottom="2.49pt double-thin #66ffff" style:border-line-width-bottom="0.51pt 1.5pt 0.51pt" fo:background-color="#99ffff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ff66" fo:border-left="none" fo:border-right="none" fo:border-top="2.49pt double-thin #99ff66" style:border-line-width-top="0.51pt 1.5pt 0.51pt"/>
    </style:style>
    <style:style style:name="ce15" style:family="table-cell" style:parent-style-name="Default">
      <style:table-cell-properties fo:border-bottom="2.49pt double-thin #66ffff" style:border-line-width-bottom="0.51pt 1.5pt 0.51pt" fo:border-left="none" fo:border-right="none" fo:border-top="none"/>
    </style:style>
    <style:style style:name="ce16" style:family="table-cell" style:parent-style-name="Default">
      <style:table-cell-properties fo:border-bottom="2.49pt double-thin #99ff66" style:border-line-width-bottom="0.51pt 1.5pt 0.51pt" fo:background-color="#99ff66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2.49pt double-thin #66ffff" style:border-line-width-right="0.51pt 1.5pt 0.51pt" fo:border-top="2.49pt double-thin #66ffff" style:border-line-width-top="0.51pt 1.5pt 0.51pt"/>
    </style:style>
    <style:style style:name="ce18" style:family="table-cell" style:parent-style-name="Default">
      <style:table-cell-properties fo:border-bottom="none" fo:border-left="none" fo:border-right="2.49pt double-thin #66ffff" style:border-line-width-right="0.51pt 1.5pt 0.51pt" fo:border-top="none"/>
    </style:style>
    <style:style style:name="ce19" style:family="table-cell" style:parent-style-name="Default">
      <style:table-cell-properties fo:border-bottom="2.49pt double-thin #66ffff" style:border-line-width-bottom="0.51pt 1.5pt 0.51pt" fo:border-left="none" fo:border-right="2.49pt double-thin #66ffff" style:border-line-width-right="0.51pt 1.5pt 0.51pt" fo:border-top="none"/>
    </style:style>
    <style:style style:name="ce20" style:family="table-cell" style:parent-style-name="Default">
      <style:table-cell-properties fo:border-bottom="2.49pt double-thin #99ff66" style:border-line-width-bottom="0.51pt 1.5pt 0.51pt" fo:background-color="#99ff66" style:text-align-source="fix" style:repeat-content="false" fo:border-left="none" fo:border-right="none" fo:border-top="none"/>
      <style:paragraph-properties fo:text-align="center" fo:margin-left="0pt"/>
      <style:text-properties fo:color="#ff3333"/>
    </style:style>
    <style:style style:name="ce21" style:family="table-cell" style:parent-style-name="Default">
      <style:table-cell-properties fo:border-bottom="none" fo:background-color="#99ff66" fo:border-left="none" fo:border-right="2.49pt double-thin #99ff66" style:border-line-width-right="0.51pt 1.5pt 0.51pt" fo:border-top="2.49pt double-thin #99ff66" style:border-line-width-top="0.51pt 1.5pt 0.51pt"/>
    </style:style>
    <style:style style:name="ce22" style:family="table-cell" style:parent-style-name="Default">
      <style:table-cell-properties fo:border-bottom="none" fo:border-left="none" fo:border-right="2.49pt double-thin #99ff66" style:border-line-width-right="0.51pt 1.5pt 0.51pt" fo:border-top="none"/>
    </style:style>
    <style:style style:name="ce23" style:family="table-cell" style:parent-style-name="Default">
      <style:table-cell-properties fo:border-bottom="2.49pt double-thin #99ff66" style:border-line-width-bottom="0.51pt 1.5pt 0.51pt" fo:border-left="none" fo:border-right="2.49pt double-thin #99ff66" style:border-line-width-right="0.51pt 1.5pt 0.51pt" fo:border-top="none"/>
    </style:style>
    <style:style style:name="ce24" style:family="table-cell" style:parent-style-name="Default">
      <style:table-cell-properties fo:background-color="#66ff66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3" office:value-type="string" calcext:value-type="string">
            <text:p>PG %</text:p>
          </table:table-cell>
          <table:table-cell table:style-name="ce13" office:value-type="string" calcext:value-type="string">
            <text:p>VG %</text:p>
          </table:table-cell>
          <table:table-cell table:style-name="ce13" office:value-type="string" calcext:value-type="string">
            <text:p>Nic. Mg / ml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se Nuller</text:p>
          </table:table-cell>
          <table:table-cell table:style-name="ce7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7"/>
          <table:table-cell table:style-name="ce21" office:value-type="string" calcext:value-type="string">
            <text:p>Eingabefel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ase Nic.</text:p>
          </table:table-cell>
          <table:table-cell/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roma 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ndbasis soll</text:p>
          </table:table-cell>
          <table:table-cell table:style-name="ce9" table:number-columns-repeated="3"/>
          <table:table-cell table:style-name="ce16" office:value-type="float" office:value="2" calcext:value-type="float">
            <text:p>2</text:p>
          </table:table-cell>
          <table:table-cell table:style-name="ce20" office:value-type="float" office:value="550" calcext:value-type="float">
            <text:p>550</text:p>
          </table:table-cell>
          <table:table-cell table:style-name="ce23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Einzelmenge: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0" office:value-type="string" calcext:value-type="string">
            <text:p>PG %</text:p>
          </table:table-cell>
          <table:table-cell table:style-name="ce17" office:value-type="string" calcext:value-type="string">
            <text:p>VG %</text:p>
          </table:table-cell>
          <table:table-cell table:style-name="ce11" office:value-type="string" calcext:value-type="string">
            <text:p>Ausgabefeld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3"/>
          <table:table-cell table:style-name="ce18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enötigte Nullerbase</text:p>
          </table:table-cell>
          <table:table-cell table:style-name="ce11" table:formula="of:=([.G9]-[.C15])-[.C16]" office:value-type="float" office:value="506" calcext:value-type="float">
            <text:p>506</text:p>
          </table:table-cell>
          <table:table-cell table:style-name="ce11" office:value-type="string" calcext:value-type="string">
            <text:p>ml</text:p>
          </table:table-cell>
          <table:table-cell/>
          <table:table-cell table:style-name="ce18"/>
          <table:table-cell table:number-columns-repeated="3"/>
          <table:table-cell table:style-name="ce25" table:formula="of:=[.C14]/([.G9]/[.J11])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enötigte Nicbase</text:p>
          </table:table-cell>
          <table:table-cell table:style-name="ce11" table:formula="of:=([.G9]/([.F5]/[.F9]))" office:value-type="float" office:value="27.5" calcext:value-type="float">
            <text:p>27.5</text:p>
          </table:table-cell>
          <table:table-cell table:style-name="ce11" office:value-type="string" calcext:value-type="string">
            <text:p>ml</text:p>
          </table:table-cell>
          <table:table-cell/>
          <table:table-cell table:style-name="ce18"/>
          <table:table-cell table:number-columns-repeated="3"/>
          <table:table-cell table:style-name="ce25" table:formula="of:=[.C15]/([.$G9]/[.$J11])"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a</text:p>
          </table:table-cell>
          <table:table-cell table:style-name="ce11" table:formula="of:=([.G9]/100)*[.C7]" office:value-type="float" office:value="16.5" calcext:value-type="float">
            <text:p>16.5</text:p>
          </table:table-cell>
          <table:table-cell table:style-name="ce11" office:value-type="string" calcext:value-type="string">
            <text:p>ml</text:p>
          </table:table-cell>
          <table:table-cell/>
          <table:table-cell table:style-name="ce18"/>
          <table:table-cell table:number-columns-repeated="3"/>
          <table:table-cell table:style-name="ce25" table:formula="of:=[.C16]/([.$G9]/[.$J11])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"/>
          <table:table-cell table:style-name="ce11"/>
          <table:table-cell table:number-columns-repeated="2"/>
          <table:table-cell table:style-name="ce18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umme Liquid</text:p>
          </table:table-cell>
          <table:table-cell table:style-name="ce12" table:formula="of:=SUM([.C14:.C16])" office:value-type="float" office:value="550" calcext:value-type="float">
            <text:p>550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((([.C14]*([.D4]/100))+([.C15]*([.D5]/100))+([.C16]*([.D7]/100)))/[.G9])*100" office:value-type="float" office:value="60.7" calcext:value-type="float">
            <text:p>60.7</text:p>
          </table:table-cell>
          <table:table-cell table:style-name="ce19" table:formula="of:=((([.C14]*([.E4]/100))+([.C15]*([.E5]/100))+([.C16]*([.E7]/100)))/[.G9])*100" office:value-type="float" office:value="39.3" calcext:value-type="float">
            <text:p>39.3</text:p>
          </table:table-cell>
          <table:table-cell table:number-columns-repeated="3"/>
          <table:table-cell table:style-name="ce25" table:formula="of:=SUM([.J14:.J16])"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nge Aroma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string" calcext:value-type="string">
            <text:p>ml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string" calcext:value-type="string">
            <text:p>% =</text:p>
          </table:table-cell>
          <table:table-cell table:style-name="ce11" table:formula="of:=([.C21]/100)*[.F21]" office:value-type="float" office:value="0.15" calcext:value-type="float">
            <text:p>0.15</text:p>
          </table:table-cell>
          <table:table-cell table:style-name="ce11" office:value-type="string" calcext:value-type="string">
            <text:p>m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9:51:45.852617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31:14.098006492</meta:creation-date>
    <dc:date>2018-02-05T10:02:52.235087347</dc:date>
    <meta:editing-duration>PT29M43S</meta:editing-duration>
    <meta:editing-cycles>3</meta:editing-cycles>
    <meta:generator>LibreOffice/5.0.3.2$Linux_x86 LibreOffice_project/00m0$Build-2</meta:generator>
    <meta:document-statistic meta:table-count="1" meta:cell-count="51" meta:object-count="0"/>
  </office:meta>
</office:document-meta>
</file>